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72.16mm" svg:height="153.08mm" svg:x="262.33mm" svg:y="23.59mm">
            <draw:object draw:notify-on-update-of-ranges="Sheet1.E7:Sheet1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 table:number-rows-repeated="5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395546613419475" calcext:value-type="float">
            <text:p>0.396</text:p>
          </table:table-cell>
          <table:table-cell table:formula="of:=22+([.D7]*3)" office:value-type="float" office:value="23.1866398402584" calcext:value-type="float">
            <text:p>23.18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490555280871065" calcext:value-type="float">
            <text:p>0.491</text:p>
          </table:table-cell>
          <table:table-cell table:formula="of:=22+([.D8]*3)" office:value-type="float" office:value="23.4716658426132" calcext:value-type="float">
            <text:p>23.47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31584304412934" calcext:value-type="float">
            <text:p>0.732</text:p>
          </table:table-cell>
          <table:table-cell table:formula="of:=22+([.D9]*3)" office:value-type="float" office:value="24.1947529132388" calcext:value-type="float">
            <text:p>24.19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531636350501186" calcext:value-type="float">
            <text:p>0.532</text:p>
          </table:table-cell>
          <table:table-cell table:formula="of:=22+([.D10]*3)" office:value-type="float" office:value="23.5949090515036" calcext:value-type="float">
            <text:p>23.59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779166838534" calcext:value-type="float">
            <text:p>0.778</text:p>
          </table:table-cell>
          <table:table-cell table:formula="of:=22+([.D11]*3)" office:value-type="float" office:value="24.3337500515602" calcext:value-type="float">
            <text:p>24.334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980233071125503" calcext:value-type="float">
            <text:p>0.980</text:p>
          </table:table-cell>
          <table:table-cell table:formula="of:=22+([.D12]*3)" office:value-type="float" office:value="24.9406992133765" calcext:value-type="float">
            <text:p>24.94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569110438257452" calcext:value-type="float">
            <text:p>0.569</text:p>
          </table:table-cell>
          <table:table-cell table:formula="of:=22+([.D13]*3)" office:value-type="float" office:value="23.7073313147724" calcext:value-type="float">
            <text:p>23.70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823347629408534" calcext:value-type="float">
            <text:p>0.823</text:p>
          </table:table-cell>
          <table:table-cell table:formula="of:=22+([.D14]*3)" office:value-type="float" office:value="24.4700428882256" calcext:value-type="float">
            <text:p>24.47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0815903089626003" calcext:value-type="float">
            <text:p>0.082</text:p>
          </table:table-cell>
          <table:table-cell table:formula="of:=22+([.D15]*3)" office:value-type="float" office:value="22.2447709268878" calcext:value-type="float">
            <text:p>22.24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549642064697126" calcext:value-type="float">
            <text:p>0.550</text:p>
          </table:table-cell>
          <table:table-cell table:formula="of:=22+([.D16]*3)" office:value-type="float" office:value="23.6489261940914" calcext:value-type="float">
            <text:p>23.64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0416413858415575" calcext:value-type="float">
            <text:p>0.042</text:p>
          </table:table-cell>
          <table:table-cell table:formula="of:=22+([.D17]*3)" office:value-type="float" office:value="22.1249241575247" calcext:value-type="float">
            <text:p>22.1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247315408398918" calcext:value-type="float">
            <text:p>0.247</text:p>
          </table:table-cell>
          <table:table-cell table:formula="of:=22+([.D18]*3)" office:value-type="float" office:value="22.7419462251968" calcext:value-type="float">
            <text:p>22.74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83030257574042" calcext:value-type="float">
            <text:p>0.783</text:p>
          </table:table-cell>
          <table:table-cell table:formula="of:=22+([.D19]*3)" office:value-type="float" office:value="24.3490907727221" calcext:value-type="float">
            <text:p>24.34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02090880183415" calcext:value-type="float">
            <text:p>0.602</text:p>
          </table:table-cell>
          <table:table-cell table:formula="of:=22+([.D20]*3)" office:value-type="float" office:value="23.8062726405502" calcext:value-type="float">
            <text:p>23.80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833185443398884" calcext:value-type="float">
            <text:p>0.833</text:p>
          </table:table-cell>
          <table:table-cell table:formula="of:=22+([.D21]*3)" office:value-type="float" office:value="24.4995563301967" calcext:value-type="float">
            <text:p>24.50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289586717089831" calcext:value-type="float">
            <text:p>0.290</text:p>
          </table:table-cell>
          <table:table-cell table:formula="of:=22+([.D22]*3)" office:value-type="float" office:value="22.8687601512695" calcext:value-type="float">
            <text:p>22.86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942219045931377" calcext:value-type="float">
            <text:p>0.942</text:p>
          </table:table-cell>
          <table:table-cell table:formula="of:=22+([.D23]*3)" office:value-type="float" office:value="24.8266571377941" calcext:value-type="float">
            <text:p>24.82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99419445936836" calcext:value-type="float">
            <text:p>0.799</text:p>
          </table:table-cell>
          <table:table-cell table:formula="of:=22+([.D24]*3)" office:value-type="float" office:value="24.3982583378105" calcext:value-type="float">
            <text:p>24.398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82977981048328" calcext:value-type="float">
            <text:p>0.830</text:p>
          </table:table-cell>
          <table:table-cell table:formula="of:=22+([.D25]*3)" office:value-type="float" office:value="24.4893394314498" calcext:value-type="float">
            <text:p>24.4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48247596467328" calcext:value-type="float">
            <text:p>0.648</text:p>
          </table:table-cell>
          <table:table-cell table:formula="of:=22+([.D26]*3)" office:value-type="float" office:value="23.944742789402" calcext:value-type="float">
            <text:p>23.94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31929469944811" calcext:value-type="float">
            <text:p>0.732</text:p>
          </table:table-cell>
          <table:table-cell table:formula="of:=22+([.D27]*3)" office:value-type="float" office:value="24.1957884098344" calcext:value-type="float">
            <text:p>24.19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3825098180889" calcext:value-type="float">
            <text:p>0.638</text:p>
          </table:table-cell>
          <table:table-cell table:formula="of:=22+([.D28]*3)" office:value-type="float" office:value="23.9147529454267" calcext:value-type="float">
            <text:p>23.91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28742884138566" calcext:value-type="float">
            <text:p>0.629</text:p>
          </table:table-cell>
          <table:table-cell table:formula="of:=22+([.D29]*3)" office:value-type="float" office:value="23.8862286524157" calcext:value-type="float">
            <text:p>23.8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836393371634782" calcext:value-type="float">
            <text:p>0.836</text:p>
          </table:table-cell>
          <table:table-cell table:formula="of:=22+([.D30]*3)" office:value-type="float" office:value="24.5091801149043" calcext:value-type="float">
            <text:p>24.50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0921534785638449" calcext:value-type="float">
            <text:p>0.092</text:p>
          </table:table-cell>
          <table:table-cell table:formula="of:=22+([.D31]*3)" office:value-type="float" office:value="22.2764604356915" calcext:value-type="float">
            <text:p>22.27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249743972564673" calcext:value-type="float">
            <text:p>0.250</text:p>
          </table:table-cell>
          <table:table-cell table:formula="of:=22+([.D32]*3)" office:value-type="float" office:value="22.749231917694" calcext:value-type="float">
            <text:p>22.74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74688727576663" calcext:value-type="float">
            <text:p>0.675</text:p>
          </table:table-cell>
          <table:table-cell table:formula="of:=22+([.D33]*3)" office:value-type="float" office:value="24.02406618273" calcext:value-type="float">
            <text:p>24.024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505170408484105" calcext:value-type="float">
            <text:p>0.505</text:p>
          </table:table-cell>
          <table:table-cell table:formula="of:=22+([.D34]*3)" office:value-type="float" office:value="23.5155112254523" calcext:value-type="float">
            <text:p>23.51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362483057881649" calcext:value-type="float">
            <text:p>0.362</text:p>
          </table:table-cell>
          <table:table-cell table:formula="of:=22+([.D35]*3)" office:value-type="float" office:value="23.0874491736449" calcext:value-type="float">
            <text:p>23.087</text:p>
          </table:table-cell>
          <table:table-cell table:number-columns-repeated="5"/>
          <table:table-cell table:formula="of:=24*60/10" office:value-type="float" office:value="144" calcext:value-type="float">
            <text:p>144</text:p>
          </table:table-cell>
        </table:table-row>
        <table:table-row table:style-name="ro2">
          <table:table-cell table:number-columns-repeated="3"/>
          <table:table-cell table:formula="of:=RAND()" office:value-type="float" office:value="0.92219741661447" calcext:value-type="float">
            <text:p>0.922</text:p>
          </table:table-cell>
          <table:table-cell table:formula="of:=22+([.D36]*3)" office:value-type="float" office:value="24.7665922498434" calcext:value-type="float">
            <text:p>24.76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81826360587902" calcext:value-type="float">
            <text:p>0.682</text:p>
          </table:table-cell>
          <table:table-cell table:formula="of:=22+([.D37]*3)" office:value-type="float" office:value="24.0454790817637" calcext:value-type="float">
            <text:p>24.04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404466572062775" calcext:value-type="float">
            <text:p>0.404</text:p>
          </table:table-cell>
          <table:table-cell table:formula="of:=22+([.D38]*3)" office:value-type="float" office:value="23.2133997161883" calcext:value-type="float">
            <text:p>23.213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428415734193698" calcext:value-type="float">
            <text:p>0.428</text:p>
          </table:table-cell>
          <table:table-cell table:formula="of:=22+([.D39]*3)" office:value-type="float" office:value="23.2852472025811" calcext:value-type="float">
            <text:p>23.285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92831275879124" calcext:value-type="float">
            <text:p>0.793</text:p>
          </table:table-cell>
          <table:table-cell table:formula="of:=22+([.D40]*3)" office:value-type="float" office:value="24.3784938276374" calcext:value-type="float">
            <text:p>24.378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47170890225487" calcext:value-type="float">
            <text:p>0.747</text:p>
          </table:table-cell>
          <table:table-cell table:formula="of:=22+([.D41]*3)" office:value-type="float" office:value="24.2415126706765" calcext:value-type="float">
            <text:p>24.24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884216840268071" calcext:value-type="float">
            <text:p>0.884</text:p>
          </table:table-cell>
          <table:table-cell table:formula="of:=22+([.D42]*3)" office:value-type="float" office:value="24.6526505208042" calcext:value-type="float">
            <text:p>24.653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227076763712021" calcext:value-type="float">
            <text:p>0.227</text:p>
          </table:table-cell>
          <table:table-cell table:formula="of:=22+([.D43]*3)" office:value-type="float" office:value="22.6812302911361" calcext:value-type="float">
            <text:p>22.6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98820985091735" calcext:value-type="float">
            <text:p>0.699</text:p>
          </table:table-cell>
          <table:table-cell table:formula="of:=22+([.D44]*3)" office:value-type="float" office:value="24.0964629552752" calcext:value-type="float">
            <text:p>24.096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0173871488757561" calcext:value-type="float">
            <text:p>0.017</text:p>
          </table:table-cell>
          <table:table-cell table:formula="of:=22+([.D45]*3)" office:value-type="float" office:value="22.0521614466273" calcext:value-type="float">
            <text:p>22.05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25500262083709" calcext:value-type="float">
            <text:p>0.626</text:p>
          </table:table-cell>
          <table:table-cell table:formula="of:=22+([.D46]*3)" office:value-type="float" office:value="23.8765007862511" calcext:value-type="float">
            <text:p>23.87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69217222394045" calcext:value-type="float">
            <text:p>0.769</text:p>
          </table:table-cell>
          <table:table-cell table:formula="of:=22+([.D47]*3)" office:value-type="float" office:value="24.3076516671821" calcext:value-type="float">
            <text:p>24.308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759802102323666" calcext:value-type="float">
            <text:p>0.760</text:p>
          </table:table-cell>
          <table:table-cell table:formula="of:=22+([.D48]*3)" office:value-type="float" office:value="24.279406306971" calcext:value-type="float">
            <text:p>24.27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841209457460017" calcext:value-type="float">
            <text:p>0.841</text:p>
          </table:table-cell>
          <table:table-cell table:formula="of:=22+([.D49]*3)" office:value-type="float" office:value="24.52362837238" calcext:value-type="float">
            <text:p>24.524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0471218682248962" calcext:value-type="float">
            <text:p>0.047</text:p>
          </table:table-cell>
          <table:table-cell table:formula="of:=22+([.D50]*3)" office:value-type="float" office:value="22.1413656046747" calcext:value-type="float">
            <text:p>22.14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497834076544009" calcext:value-type="float">
            <text:p>0.498</text:p>
          </table:table-cell>
          <table:table-cell table:formula="of:=22+([.D51]*3)" office:value-type="float" office:value="23.493502229632" calcext:value-type="float">
            <text:p>23.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927633598073196" calcext:value-type="float">
            <text:p>0.928</text:p>
          </table:table-cell>
          <table:table-cell table:formula="of:=22+([.D52]*3)" office:value-type="float" office:value="24.7829007942196" calcext:value-type="float">
            <text:p>24.783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RAND()" office:value-type="float" office:value="0.679468485229226" calcext:value-type="float">
            <text:p>0.679</text:p>
          </table:table-cell>
          <table:table-cell table:formula="of:=22+([.D53]*3)" office:value-type="float" office:value="24.0384054556877" calcext:value-type="float">
            <text:p>24.038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.00.0000</text:date>, <text:time style:data-style-name="N2" text:time-value="09:34:10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20S</meta:editing-duration>
    <meta:editing-cycles>3</meta:editing-cycles>
    <meta:generator>LibreOffice/5.4.7.2$Windows_X86_64 LibreOffice_project/c838ef25c16710f8838b1faec480ebba495259d0</meta:generator>
    <dc:date>2018-07-08T09:59:20.827000000</dc:date>
    <meta:document-statistic meta:table-count="3" meta:cell-count="9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217cm" svg:height="15.309cm" xlink:href=".." xlink:type="simple" chart:class="chart:line" chart:style-name="ch1">
        <chart:plot-area chart:style-name="ch2" table:cell-range-address="Sheet1.E7:Sheet1.E53" svg:x="0.544cm" svg:y="0.306cm" svg:width="26.129cm" svg:height="14.697cm">
          <chartooo:coordinate-region svg:x="1.165cm" svg:y="0.505cm" svg:width="25.321cm" svg:height="13.8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53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866398402584">
                <text:p>23.1866398402584</text:p>
                <draw:g>
                  <svg:desc>Sheet1.E7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4716658426132">
                <text:p>23.4716658426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1947529132388">
                <text:p>24.1947529132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5949090515036">
                <text:p>23.5949090515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3337500515602">
                <text:p>24.3337500515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9406992133765">
                <text:p>24.9406992133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7073313147724">
                <text:p>23.707331314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700428882256">
                <text:p>24.4700428882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2447709268878">
                <text:p>22.2447709268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6489261940914">
                <text:p>23.6489261940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1249241575247">
                <text:p>22.1249241575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7419462251968">
                <text:p>22.7419462251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3490907727221">
                <text:p>24.3490907727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8062726405502">
                <text:p>23.8062726405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4995563301967">
                <text:p>24.49955633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687601512695">
                <text:p>22.8687601512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8266571377941">
                <text:p>24.8266571377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3982583378105">
                <text:p>24.3982583378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4893394314498">
                <text:p>24.4893394314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944742789402">
                <text:p>23.944742789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1957884098344">
                <text:p>24.1957884098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9147529454267">
                <text:p>23.9147529454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8862286524157">
                <text:p>23.8862286524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5091801149043">
                <text:p>24.5091801149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2764604356915">
                <text:p>22.27646043569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749231917694">
                <text:p>22.749231917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02406618273">
                <text:p>24.02406618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155112254523">
                <text:p>23.5155112254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0874491736449">
                <text:p>23.0874491736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7665922498434">
                <text:p>24.7665922498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0454790817637">
                <text:p>24.0454790817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2133997161883">
                <text:p>23.2133997161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52472025811">
                <text:p>23.2852472025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3784938276374">
                <text:p>24.3784938276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2415126706765">
                <text:p>24.2415126706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6526505208042">
                <text:p>24.6526505208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6812302911361">
                <text:p>22.6812302911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0964629552752">
                <text:p>24.0964629552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0521614466273">
                <text:p>22.0521614466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8765007862511">
                <text:p>23.87650078625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3076516671821">
                <text:p>24.3076516671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279406306971">
                <text:p>24.279406306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52362837238">
                <text:p>24.52362837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1413656046747">
                <text:p>22.1413656046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493502229632">
                <text:p>23.4935022296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829007942196">
                <text:p>24.7829007942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0384054556877">
                <text:p>24.0384054556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